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a51" officeooo:paragraph-rsid="00092a51"/>
    </style:style>
    <style:style style:name="P2" style:family="paragraph" style:parent-style-name="Standard">
      <style:text-properties officeooo:rsid="00095d55" officeooo:paragraph-rsid="00095d55"/>
    </style:style>
    <style:style style:name="P3" style:family="paragraph" style:parent-style-name="Standard">
      <style:text-properties officeooo:rsid="0009b38c" officeooo:paragraph-rsid="0009b38c"/>
    </style:style>
    <style:style style:name="P4" style:family="paragraph" style:parent-style-name="Standard">
      <style:text-properties officeooo:rsid="000aed3a" officeooo:paragraph-rsid="000aed3a"/>
    </style:style>
    <style:style style:name="P5" style:family="paragraph" style:parent-style-name="Standard">
      <style:text-properties officeooo:rsid="000bb734" officeooo:paragraph-rsid="000bb734"/>
    </style:style>
    <style:style style:name="P6" style:family="paragraph" style:parent-style-name="Standard">
      <style:text-properties officeooo:rsid="000cb0a6" officeooo:paragraph-rsid="000cb0a6"/>
    </style:style>
    <style:style style:name="T1" style:family="text">
      <style:text-properties officeooo:rsid="00095d55"/>
    </style:style>
    <style:style style:name="T2" style:family="text">
      <style:text-properties officeooo:rsid="000cb0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ets</text:p>
      <text:p text:style-name="P1"><text:tab/>present in package applet</text:p>
      <text:p text:style-name="P1"><text:tab/>3 interface</text:p>
      <text:p text:style-name="P1"><text:tab/><text:tab/>AppletContext</text:p>
      <text:p text:style-name="P1"><text:tab/><text:tab/>AudioClip</text:p>
      <text:p text:style-name="P1"><text:tab/><text:tab/>AppletStub</text:p>
      <text:p text:style-name="P1"><text:tab/>2 kinds of applets j applets and applets.</text:p>
      <text:p text:style-name="P1"><text:tab/>AWT-abstract window toolkit </text:p>
      <text:p text:style-name="P1">An applet is not a stand alone application.It uses either web or applet viewer</text:p>
      <text:p text:style-name="P1">execution of applet doesnt begin at the main(do not have a main function)</text:p>
      <text:p text:style-name="P1">t<text:span text:style-name="T1">o use an applet u are specifing a html file with the tag applet.</text:span></text:p>
      <text:p text:style-name="P2">The applet will be executed by a java enabled web browser when it encounters applet tag.</text:p>
      <text:p text:style-name="P3">Class applet extends -&gt;panel-&gt;container-&gt;component</text:p>
      <text:p text:style-name="P3"/>
      <text:p text:style-name="P4">Applets are window based.They are event driven .</text:p>
      <text:p text:style-name="P4">Applet waits till an event occurs.the run time system <text:s/>notifies the applet that event hass occured and the event handler associated with applet handles the event and returns</text:p>
      <text:p text:style-name="P5">Applet initialization and terminations </text:p>
      <text:p text:style-name="P5"><text:tab/>There are several methods init start stop destroy which have a default implementation in applet class that is necessary for execution of applet by web browser / applet viewer </text:p>
      <text:p text:style-name="P5">however you can overirde them</text:p>
      <text:p text:style-name="P5">The methods called when an applet is started</text:p>
      <text:p text:style-name="P5">1.init()</text:p>
      <text:p text:style-name="P5"><text:tab/>used to initialize an applet. Called only once during the run time of an applet .Its the first method to be called</text:p>
      <text:p text:style-name="P5">2.start()-&gt;called after init .its called to restart an applet every time it was stopped.start is called each time an applets html doc is displayed on screen i.e its called every time the user leaves that particular web page</text:p>
      <text:p text:style-name="P5">3.paint()-&gt;is called every time the o/p needs to be redisplayed</text:p>
      <text:p text:style-name="P5">its a method of Component class and takes graphics as one of the parameters</text:p>
      <text:p text:style-name="P5">Everytime there is a change and o/p needs to be redrawn<text:span text:style-name="T2">()</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8:59:59.797687155</meta:creation-date>
    <dc:date>2017-05-15T20:10:03.703581149</dc:date>
    <meta:editing-duration>PT4M26S</meta:editing-duration>
    <meta:editing-cycles>1</meta:editing-cycles>
    <meta:document-statistic meta:table-count="0" meta:image-count="0" meta:object-count="0" meta:page-count="1" meta:paragraph-count="26" meta:word-count="260" meta:character-count="1561" meta:non-whitespace-character-count="1307"/>
    <meta:generator>LibreOffice/5.1.6.2$Linux_X86_64 LibreOffice_project/10m0$Build-2</meta:generator>
  </office:meta>
</office:document-meta>
</file>